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29360d"/>
    </style:style>
    <style:style style:name="P2" style:family="paragraph" style:parent-style-name="Standard">
      <style:text-properties officeooo:rsid="002b2513" officeooo:paragraph-rsid="002b2513"/>
    </style:style>
    <style:style style:name="P3" style:family="paragraph" style:parent-style-name="Standard">
      <style:text-properties officeooo:rsid="002b2513" officeooo:paragraph-rsid="002b2513"/>
    </style:style>
    <style:style style:name="P4" style:family="paragraph" style:parent-style-name="Standard">
      <style:text-properties officeooo:rsid="002f8279" officeooo:paragraph-rsid="002f8279"/>
    </style:style>
    <style:style style:name="T1" style:family="text">
      <style:text-properties officeooo:rsid="002b2513"/>
    </style:style>
    <style:style style:name="T2" style:family="text">
      <style:text-properties officeooo:rsid="002c5f0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ci 206 – <text:span text:style-name="T1">Oct 1</text:span> 2018 <text:s text:c="3"/></text:p>
      <text:p text:style-name="Standard">Lecture <text:span text:style-name="T1">7</text:span></text:p>
      <text:p text:style-name="P1"/>
      <text:p text:style-name="P2">Electric Charge </text:p>
      <text:p text:style-name="P2">- Electron is negative</text:p>
      <text:p text:style-name="P2">- Proton is negative</text:p>
      <text:p text:style-name="P2">- Charge is measured in coulombs (C)</text:p>
      <text:p text:style-name="P2">- 1 Coulomb = 6.28x10^18 charges</text:p>
      <text:p text:style-name="P2">- Dragging your feet on the carpet during winter adds – 1x10 ^-6 Coulombs of charge</text:p>
      <text:p text:style-name="P2">- Neutral objects have both negative and positive charges (an equal number or both)</text:p>
      <text:p text:style-name="P2">- Something positively charged has more positive charges than negative</text:p>
      <text:p text:style-name="P2">- Something negatively charged has more negative charges than positive</text:p>
      <text:p text:style-name="P2"/>
      <text:p text:style-name="P2">Electric force</text:p>
      <text:p text:style-name="P2">- Like charges repel</text:p>
      <text:p text:style-name="P2">- Unlike charges attract</text:p>
      <text:p text:style-name="P2">- The closer the charges, the stronger the force</text:p>
      <text:p text:style-name="P2">- C<text:span text:style-name="T2">oulomb’s Law : F = (k q_1 q_2) / (R^2)</text:span></text:p>
      <text:p text:style-name="P2">- <text:span text:style-name="T2">Force is proportional to the product of the charges divided by the distance <text:s/>between them squared</text:span></text:p>
      <text:p text:style-name="P2"/>
      <text:p text:style-name="P4">Voltage </text:p>
      <text:p text:style-name="P4">- power supply pushes current around the circuit</text:p>
      <text:p text:style-name="P4">- Battery keeps one side positibe and other negative</text:p>
      <text:p text:style-name="P4">- Work is down in lighting the bulb</text:p>
      <text:p text:style-name="P4">- This works comes from the charges in the circuit which in tutn comes from the battery</text:p>
      <text:p text:style-name="P4">- Voltage measures the potential energy of a unit charge at a particular loc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17:46:25.809214935</meta:creation-date>
    <meta:editing-duration>PT17H24M37S</meta:editing-duration>
    <meta:editing-cycles>4</meta:editing-cycles>
    <meta:generator>LibreOffice/5.4.5.1$Linux_X86_64 LibreOffice_project/40m0$Build-1</meta:generator>
    <dc:date>2018-10-02T11:41:12.549066177</dc:date>
    <meta:document-statistic meta:table-count="0" meta:image-count="0" meta:object-count="0" meta:page-count="1" meta:paragraph-count="23" meta:word-count="183" meta:character-count="1022" meta:non-whitespace-character-count="853"/>
  </office:meta>
</office:document-meta>
</file>